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3b7" officeooo:paragraph-rsid="00030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String</text:p>
      <text:p text:style-name="P1">– 3 ways to handle self assigment:</text:p>
      <text:p text:style-name="P1">- if (this != &amp;other) / / standard way</text:p>
      <text:p text:style-name="P1">- char* tmp = Alloc&amp;Copy(other.m_str);</text:p>
      <text:p text:style-name="P1">this-&gt;~String();</text:p>
      <text:p text:style-name="P1">m_str = tmp;</text:p>
      <text:p text:style-name="P1">return(*this);</text:p>
      <text:p text:style-name="P1"/>
      <text:p text:style-name="P1">- copy and swap item 11 in mayers</text:p>
      <text:p text:style-name="P1"/>
      <text:p text:style-name="P1"/>
      <text:p text:style-name="P1">in regard of</text:p>
      <text:p text:style-name="P1">char c = str[3];</text:p>
      <text:p text:style-name="P1"/>
      <text:p text:style-name="P1">2 options</text:p>
      <text:p text:style-name="P1">char oper[](size_t index) const;</text:p>
      <text:p text:style-name="P1">const char&amp; oper[](size_t index) const; // a better error msg</text:p>
      <text:p text:style-name="P1"/>
      <text:p text:style-name="P1">the run time is the exactly the sa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30:17.631219966</meta:creation-date>
    <dc:date>2016-04-10T14:41:23.256708012</dc:date>
    <meta:editing-duration>P0D</meta:editing-duration>
    <meta:editing-cycles>1</meta:editing-cycles>
    <meta:document-statistic meta:table-count="0" meta:image-count="0" meta:object-count="0" meta:page-count="1" meta:paragraph-count="14" meta:word-count="66" meta:character-count="363" meta:non-whitespace-character-count="310"/>
    <meta:generator>LibreOffice/4.2.8.2$Linux_X86_64 LibreOffice_project/420m0$Build-2</meta:generator>
  </office:meta>
</office:document-meta>
</file>